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352cm" draw:marker-end-width="0.352cm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02cm" svg:stroke-color="#000000" draw:marker-start-width="0.352cm" draw:marker-end-width="0.352cm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203cm" draw:marker-start="Arrow" draw:marker-start-width="0.603cm" draw:marker-end="Arrow" draw:marker-end-width="0.603cm" draw:fill="none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stroke="dash" draw:stroke-dash="Fine_20_Dotted"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style:font-size-asian="40pt" style:font-size-complex="40pt"/>
    </style:style>
    <style:style style:name="P3" style:family="paragraph">
      <style:text-properties fo:font-size="44pt" style:font-size-asian="44pt" style:font-size-complex="44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431cm" svg:height="14.097cm" svg:x="0.381cm" svg:y="4.1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5" draw:id="id5" draw:layer="layout" svg:width="9.063cm" svg:height="2.032cm" svg:x="5.669cm" svg:y="19.872cm">
          <text:p text:style-name="P2"><text:span text:style-name="T1">Mobile De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" draw:id="id1" draw:layer="layout" svg:width="4.699cm" svg:height="4.138cm" svg:x="0.905cm" svg:y="10.307cm">
          <text:p text:style-name="P2"><text:span text:style-name="T1">VPN</text:span></text:p>
          <text:p text:style-name="P2"><text:span text:style-name="T1">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" draw:id="id3" draw:layer="layout" svg:width="4.699cm" svg:height="3.937cm" svg:x="14.597cm" svg:y="10.414cm">
          <text:p text:style-name="P2"><text:span text:style-name="T1">HTTP</text:span></text:p>
          <text:p text:style-name="P2"><text:span text:style-name="T1">Prox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6.523cm" svg:height="3.31cm" svg:x="6.939cm" svg:y="14.34cm">
          <text:p text:style-name="P2"><text:span text:style-name="T1">Proxy</text:span></text:p>
          <text:p text:style-name="P2"><text:span text:style-name="T1">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4" draw:id="id4" draw:layer="layout" svg:width="6.958cm" svg:height="5.241cm" svg:x="6.631cm" svg:y="4.59cm">
          <text:p text:style-name="P2"><text:span text:style-name="T1">Traffic</text:span></text:p>
          <text:p text:style-name="P2"><text:span text:style-name="T1">Diagnosis</text:span></text:p>
          <text:p text:style-name="P2"><text:span text:style-name="T1">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3.254cm" svg:y1="14.445cm" svg:x2="6.939cm" svg:y2="15.995cm" draw:start-shape="id1" draw:start-glue-point="2" draw:end-shape="id2" draw:end-glue-point="3" svg:d="m3254 14445v1550h3685" svg:viewBox="0 0 3686 1551">
          <text:p/>
        </draw:connector>
        <draw:connector draw:style-name="gr3" draw:text-style-name="P1" draw:layer="layout" svg:x1="16.946cm" svg:y1="14.351cm" svg:x2="13.462cm" svg:y2="15.995cm" draw:start-shape="id3" draw:start-glue-point="2" draw:end-shape="id2" draw:end-glue-point="1" svg:d="m16946 14351v1644h-3484" svg:viewBox="0 0 3485 1645">
          <text:p/>
        </draw:connector>
        <draw:connector draw:style-name="gr3" draw:text-style-name="P1" draw:layer="layout" svg:x1="13.589cm" svg:y1="7.21cm" svg:x2="16.946cm" svg:y2="10.414cm" draw:start-shape="id4" draw:end-shape="id3" draw:end-glue-point="0" svg:d="m13589 7210h3357v3204" svg:viewBox="0 0 3358 3205">
          <text:p/>
        </draw:connector>
        <draw:connector draw:style-name="gr3" draw:text-style-name="P1" draw:layer="layout" svg:x1="3.254cm" svg:y1="10.307cm" svg:x2="6.631cm" svg:y2="7.21cm" draw:start-shape="id1" draw:start-glue-point="0" draw:end-shape="id4" draw:end-glue-point="3" svg:d="m3254 10307v-3097h3377" svg:viewBox="0 0 3378 3098">
          <text:p/>
        </draw:connector>
        <draw:custom-shape draw:style-name="gr2" draw:text-style-name="P2" xml:id="id6" draw:id="id6" draw:layer="layout" svg:width="13.689cm" svg:height="2.032cm" svg:x="3.256cm" svg:y="0.254cm">
          <text:p text:style-name="P2"><text:span text:style-name="T1">Rest of the Internet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0.2cm" svg:y1="17.65cm" svg:x2="10.2cm" svg:y2="19.872cm" draw:start-shape="id2" draw:start-glue-point="2" draw:end-shape="id5" draw:end-glue-point="0" svg:d="m10200 17650v2222" svg:viewBox="0 0 1 2223">
          <text:p/>
        </draw:connector>
        <draw:connector draw:style-name="gr3" draw:text-style-name="P1" draw:layer="layout" svg:x1="10.1cm" svg:y1="2.286cm" svg:x2="10.11cm" svg:y2="4.59cm" draw:start-shape="id6" draw:start-glue-point="2" draw:end-shape="id4" draw:end-glue-point="0" svg:d="m10100 2286v1152h10v1152" svg:viewBox="0 0 11 2305">
          <text:p/>
        </draw:connector>
        <draw:frame draw:style-name="gr4" draw:text-style-name="P3" draw:layer="layout" svg:width="5.599cm" svg:height="1.987cm" svg:x="0.442cm" svg:y="4.234cm">
          <draw:text-box>
            <text:p text:style-name="P3"><text:span text:style-name="T2">Meddle</text:span></text:p>
          </draw:text-box>
        </draw:frame>
        <draw:connector draw:style-name="gr5" draw:text-style-name="P1" draw:layer="layout" svg:x1="5.604cm" svg:y1="12.376cm" svg:x2="14.597cm" svg:y2="12.382cm" draw:start-shape="id1" draw:start-glue-point="1" draw:end-shape="id3" draw:end-glue-point="3" svg:d="m5604 12376h4496v6h4497" svg:viewBox="0 0 8994 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Sara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Ultrafine_20_Dashed" svg:stroke-width="0.152cm" svg:stroke-color="#000000" draw:marker-start-width="0.432cm" draw:marker-end-width="0.432cm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Sarai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.127cm" fo:margin-bottom="0.127cm" fo:margin-left="0.127cm" fo:margin-right="0.127cm" fo:page-width="20.32cm" fo:page-height="22.09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shwin Rao</meta:initial-creator>
    <meta:creation-date>2013-09-20T09:46:31</meta:creation-date>
    <dc:date>2013-09-20T10:07:30</dc:date>
    <dc:creator>Ashwin Rao</dc:creator>
    <meta:editing-duration>PT5M8S</meta:editing-duration>
    <meta:editing-cycles>1</meta:editing-cycles>
    <meta:document-statistic meta:object-count="15"/>
    <meta:generator>LibreOffice/3.5$Linux_X86_64 LibreOffice_project/350m1$Build-2</meta:generator>
  </office:meta>
</office:document-meta>
</file>